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StubsRunnerTestListener.onMockCreated( Object mock , MockCreation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StubsRunnerTestListener.testFinished( TestFinishe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